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309cm"/>
    </style:style>
    <style:style style:name="co3" style:family="table-column">
      <style:table-column-properties fo:break-before="auto" style:column-width="2.808cm"/>
    </style:style>
    <style:style style:name="co4" style:family="table-column">
      <style:table-column-properties fo:break-before="auto" style:column-width="1.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 table:null-year="1940"/>
      <table:table table:name="XMICRO-LPA-sk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Length (mm)</text:p>
          </table:table-cell>
          <table:table-cell table:style-name="Default" office:value-type="string" calcext:value-type="string">
            <text:p>Total Delay (ps)</text:p>
          </table:table-cell>
          <table:table-cell table:style-name="Default" office:value-type="string" calcext:value-type="string">
            <text:p>Skew (ps)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66.42" calcext:value-type="float">
            <text:p>66.42</text:p>
          </table:table-cell>
          <table:table-cell table:formula="of:=([.B2]*5.73322)" office:value-type="float" office:value="380.8004724" calcext:value-type="float">
            <text:p>380.80</text:p>
          </table:table-cell>
          <table:table-cell table:formula="of:=([.$C2]-MEDIAN([.$C$2:.$C$51]))" office:value-type="float" office:value="-7.73984699999994" calcext:value-type="float">
            <text:p>-7.74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66.69" calcext:value-type="float">
            <text:p>66.69</text:p>
          </table:table-cell>
          <table:table-cell table:formula="of:=([.B3]*5.73322)" office:value-type="float" office:value="382.3484418" calcext:value-type="float">
            <text:p>382.35</text:p>
          </table:table-cell>
          <table:table-cell table:formula="of:=([.$C3]-MEDIAN([.$C$2:.$C$51]))" office:value-type="float" office:value="-6.1918776" calcext:value-type="float">
            <text:p>-6.19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66.79" calcext:value-type="float">
            <text:p>66.79</text:p>
          </table:table-cell>
          <table:table-cell table:formula="of:=([.B4]*5.73322)" office:value-type="float" office:value="382.9217638" calcext:value-type="float">
            <text:p>382.92</text:p>
          </table:table-cell>
          <table:table-cell table:formula="of:=([.$C4]-MEDIAN([.$C$2:.$C$51]))" office:value-type="float" office:value="-5.61855559999992" calcext:value-type="float">
            <text:p>-5.6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66.9" calcext:value-type="float">
            <text:p>66.9</text:p>
          </table:table-cell>
          <table:table-cell table:formula="of:=([.B5]*5.73322)" office:value-type="float" office:value="383.552418" calcext:value-type="float">
            <text:p>383.55</text:p>
          </table:table-cell>
          <table:table-cell table:formula="of:=([.$C5]-MEDIAN([.$C$2:.$C$51]))" office:value-type="float" office:value="-4.98790139999994" calcext:value-type="float">
            <text:p>-4.99</text:p>
          </table:table-cell>
        </table:table-row>
        <table:table-row table:style-name="ro1">
          <table:table-cell office:value-type="string" calcext:value-type="string">
            <text:p>!V7</text:p>
          </table:table-cell>
          <table:table-cell office:value-type="float" office:value="67.04" calcext:value-type="float">
            <text:p>67.04</text:p>
          </table:table-cell>
          <table:table-cell table:formula="of:=([.B6]*5.73322)" office:value-type="float" office:value="384.3550688" calcext:value-type="float">
            <text:p>384.36</text:p>
          </table:table-cell>
          <table:table-cell table:formula="of:=([.$C6]-MEDIAN([.$C$2:.$C$51]))" office:value-type="float" office:value="-4.18525059999996" calcext:value-type="float">
            <text:p>-4.19</text:p>
          </table:table-cell>
        </table:table-row>
        <table:table-row table:style-name="ro1">
          <table:table-cell office:value-type="string" calcext:value-type="string">
            <text:p>A11</text:p>
          </table:table-cell>
          <table:table-cell office:value-type="float" office:value="67.13" calcext:value-type="float">
            <text:p>67.13</text:p>
          </table:table-cell>
          <table:table-cell table:formula="of:=([.B7]*5.73322)" office:value-type="float" office:value="384.8710586" calcext:value-type="float">
            <text:p>384.87</text:p>
          </table:table-cell>
          <table:table-cell table:formula="of:=([.$C7]-MEDIAN([.$C$2:.$C$51]))" office:value-type="float" office:value="-3.66926080000002" calcext:value-type="float">
            <text:p>-3.67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67.17" calcext:value-type="float">
            <text:p>67.17</text:p>
          </table:table-cell>
          <table:table-cell table:formula="of:=([.B8]*5.73322)" office:value-type="float" office:value="385.1003874" calcext:value-type="float">
            <text:p>385.10</text:p>
          </table:table-cell>
          <table:table-cell table:formula="of:=([.$C8]-MEDIAN([.$C$2:.$C$51]))" office:value-type="float" office:value="-3.43993199999994" calcext:value-type="float">
            <text:p>-3.44</text:p>
          </table:table-cell>
        </table:table-row>
        <table:table-row table:style-name="ro1">
          <table:table-cell office:value-type="string" calcext:value-type="string">
            <text:p>A14</text:p>
          </table:table-cell>
          <table:table-cell office:value-type="float" office:value="67.18" calcext:value-type="float">
            <text:p>67.18</text:p>
          </table:table-cell>
          <table:table-cell table:formula="of:=([.B9]*5.73322)" office:value-type="float" office:value="385.1577196" calcext:value-type="float">
            <text:p>385.16</text:p>
          </table:table-cell>
          <table:table-cell table:formula="of:=([.$C9]-MEDIAN([.$C$2:.$C$51]))" office:value-type="float" office:value="-3.38259979999992" calcext:value-type="float">
            <text:p>-3.3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67.21" calcext:value-type="float">
            <text:p>67.21</text:p>
          </table:table-cell>
          <table:table-cell table:formula="of:=([.B10]*5.73322)" office:value-type="float" office:value="385.3297162" calcext:value-type="float">
            <text:p>385.33</text:p>
          </table:table-cell>
          <table:table-cell table:formula="of:=([.$C10]-MEDIAN([.$C$2:.$C$51]))" office:value-type="float" office:value="-3.21060320000004" calcext:value-type="float">
            <text:p>-3.21</text:p>
          </table:table-cell>
        </table:table-row>
        <table:table-row table:style-name="ro1">
          <table:table-cell office:value-type="string" calcext:value-type="string">
            <text:p>A13</text:p>
          </table:table-cell>
          <table:table-cell office:value-type="float" office:value="67.29" calcext:value-type="float">
            <text:p>67.29</text:p>
          </table:table-cell>
          <table:table-cell table:formula="of:=([.B11]*5.73322)" office:value-type="float" office:value="385.7883738" calcext:value-type="float">
            <text:p>385.79</text:p>
          </table:table-cell>
          <table:table-cell table:formula="of:=([.$C11]-MEDIAN([.$C$2:.$C$51]))" office:value-type="float" office:value="-2.75194559999994" calcext:value-type="float">
            <text:p>-2.7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67.29" calcext:value-type="float">
            <text:p>67.29</text:p>
          </table:table-cell>
          <table:table-cell table:formula="of:=([.B12]*5.73322)" office:value-type="float" office:value="385.7883738" calcext:value-type="float">
            <text:p>385.79</text:p>
          </table:table-cell>
          <table:table-cell table:formula="of:=([.$C12]-MEDIAN([.$C$2:.$C$51]))" office:value-type="float" office:value="-2.75194559999994" calcext:value-type="float">
            <text:p>-2.75</text:p>
          </table:table-cell>
        </table:table-row>
        <table:table-row table:style-name="ro1">
          <table:table-cell office:value-type="string" calcext:value-type="string">
            <text:p>A15</text:p>
          </table:table-cell>
          <table:table-cell office:value-type="float" office:value="67.29" calcext:value-type="float">
            <text:p>67.29</text:p>
          </table:table-cell>
          <table:table-cell table:formula="of:=([.B13]*5.73322)" office:value-type="float" office:value="385.7883738" calcext:value-type="float">
            <text:p>385.79</text:p>
          </table:table-cell>
          <table:table-cell table:formula="of:=([.$C13]-MEDIAN([.$C$2:.$C$51]))" office:value-type="float" office:value="-2.75194559999994" calcext:value-type="float">
            <text:p>-2.7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67.38" calcext:value-type="float">
            <text:p>67.38</text:p>
          </table:table-cell>
          <table:table-cell table:formula="of:=([.B14]*5.73322)" office:value-type="float" office:value="386.3043636" calcext:value-type="float">
            <text:p>386.30</text:p>
          </table:table-cell>
          <table:table-cell table:formula="of:=([.$C14]-MEDIAN([.$C$2:.$C$51]))" office:value-type="float" office:value="-2.2359558" calcext:value-type="float">
            <text:p>-2.24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67.4" calcext:value-type="float">
            <text:p>67.4</text:p>
          </table:table-cell>
          <table:table-cell table:formula="of:=([.B15]*5.73322)" office:value-type="float" office:value="386.419028" calcext:value-type="float">
            <text:p>386.42</text:p>
          </table:table-cell>
          <table:table-cell table:formula="of:=([.$C15]-MEDIAN([.$C$2:.$C$51]))" office:value-type="float" office:value="-2.12129139999996" calcext:value-type="float">
            <text:p>-2.12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float" office:value="67.4" calcext:value-type="float">
            <text:p>67.4</text:p>
          </table:table-cell>
          <table:table-cell table:formula="of:=([.B16]*5.73322)" office:value-type="float" office:value="386.419028" calcext:value-type="float">
            <text:p>386.42</text:p>
          </table:table-cell>
          <table:table-cell table:formula="of:=([.$C16]-MEDIAN([.$C$2:.$C$51]))" office:value-type="float" office:value="-2.12129139999996" calcext:value-type="float">
            <text:p>-2.12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67.43" calcext:value-type="float">
            <text:p>67.43</text:p>
          </table:table-cell>
          <table:table-cell table:formula="of:=([.B17]*5.73322)" office:value-type="float" office:value="386.5910246" calcext:value-type="float">
            <text:p>386.59</text:p>
          </table:table-cell>
          <table:table-cell table:formula="of:=([.$C17]-MEDIAN([.$C$2:.$C$51]))" office:value-type="float" office:value="-1.94929479999996" calcext:value-type="float">
            <text:p>-1.9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67.49" calcext:value-type="float">
            <text:p>67.49</text:p>
          </table:table-cell>
          <table:table-cell table:formula="of:=([.B18]*5.73322)" office:value-type="float" office:value="386.9350178" calcext:value-type="float">
            <text:p>386.94</text:p>
          </table:table-cell>
          <table:table-cell table:formula="of:=([.$C18]-MEDIAN([.$C$2:.$C$51]))" office:value-type="float" office:value="-1.60530160000002" calcext:value-type="float">
            <text:p>-1.61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office:value-type="float" office:value="67.51" calcext:value-type="float">
            <text:p>67.51</text:p>
          </table:table-cell>
          <table:table-cell table:formula="of:=([.B19]*5.73322)" office:value-type="float" office:value="387.0496822" calcext:value-type="float">
            <text:p>387.05</text:p>
          </table:table-cell>
          <table:table-cell table:formula="of:=([.$C19]-MEDIAN([.$C$2:.$C$51]))" office:value-type="float" office:value="-1.49063719999992" calcext:value-type="float">
            <text:p>-1.49</text:p>
          </table:table-cell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67.51" calcext:value-type="float">
            <text:p>67.51</text:p>
          </table:table-cell>
          <table:table-cell table:formula="of:=([.B20]*5.73322)" office:value-type="float" office:value="387.0496822" calcext:value-type="float">
            <text:p>387.05</text:p>
          </table:table-cell>
          <table:table-cell table:formula="of:=([.$C20]-MEDIAN([.$C$2:.$C$51]))" office:value-type="float" office:value="-1.49063719999992" calcext:value-type="float">
            <text:p>-1.49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67.55" calcext:value-type="float">
            <text:p>67.55</text:p>
          </table:table-cell>
          <table:table-cell table:formula="of:=([.B21]*5.73322)" office:value-type="float" office:value="387.279011" calcext:value-type="float">
            <text:p>387.28</text:p>
          </table:table-cell>
          <table:table-cell table:formula="of:=([.$C21]-MEDIAN([.$C$2:.$C$51]))" office:value-type="float" office:value="-1.26130839999996" calcext:value-type="float">
            <text:p>-1.26</text:p>
          </table:table-cell>
        </table:table-row>
        <table:table-row table:style-name="ro1">
          <table:table-cell office:value-type="string" calcext:value-type="string">
            <text:p>A12</text:p>
          </table:table-cell>
          <table:table-cell office:value-type="float" office:value="67.55" calcext:value-type="float">
            <text:p>67.55</text:p>
          </table:table-cell>
          <table:table-cell table:formula="of:=([.B22]*5.73322)" office:value-type="float" office:value="387.279011" calcext:value-type="float">
            <text:p>387.28</text:p>
          </table:table-cell>
          <table:table-cell table:formula="of:=([.$C22]-MEDIAN([.$C$2:.$C$51]))" office:value-type="float" office:value="-1.26130839999996" calcext:value-type="float">
            <text:p>-1.26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67.58" calcext:value-type="float">
            <text:p>67.58</text:p>
          </table:table-cell>
          <table:table-cell table:formula="of:=([.B23]*5.73322)" office:value-type="float" office:value="387.4510076" calcext:value-type="float">
            <text:p>387.45</text:p>
          </table:table-cell>
          <table:table-cell table:formula="of:=([.$C23]-MEDIAN([.$C$2:.$C$51]))" office:value-type="float" office:value="-1.08931179999996" calcext:value-type="float">
            <text:p>-1.09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67.65" calcext:value-type="float">
            <text:p>67.65</text:p>
          </table:table-cell>
          <table:table-cell table:formula="of:=([.B24]*5.73322)" office:value-type="float" office:value="387.852333" calcext:value-type="float">
            <text:p>387.85</text:p>
          </table:table-cell>
          <table:table-cell table:formula="of:=([.$C24]-MEDIAN([.$C$2:.$C$51]))" office:value-type="float" office:value="-0.687986399999943" calcext:value-type="float">
            <text:p>-0.69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67.66" calcext:value-type="float">
            <text:p>67.66</text:p>
          </table:table-cell>
          <table:table-cell table:formula="of:=([.B25]*5.73322)" office:value-type="float" office:value="387.9096652" calcext:value-type="float">
            <text:p>387.91</text:p>
          </table:table-cell>
          <table:table-cell table:formula="of:=([.$C25]-MEDIAN([.$C$2:.$C$51]))" office:value-type="float" office:value="-0.630654199999981" calcext:value-type="float">
            <text:p>-0.63</text:p>
          </table:table-cell>
        </table:table-row>
        <table:table-row table:style-name="ro1">
          <table:table-cell office:value-type="string" calcext:value-type="string">
            <text:p>!NMI</text:p>
          </table:table-cell>
          <table:table-cell office:value-type="float" office:value="67.77" calcext:value-type="float">
            <text:p>67.77</text:p>
          </table:table-cell>
          <table:table-cell table:formula="of:=([.B26]*5.73322)" office:value-type="float" office:value="388.5403194" calcext:value-type="float">
            <text:p>388.54</text:p>
          </table:table-cell>
          <table:table-cell table:formula="of:=([.$C26]-MEDIAN([.$C$2:.$C$51])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!RD</text:p>
          </table:table-cell>
          <table:table-cell office:value-type="float" office:value="67.77" calcext:value-type="float">
            <text:p>67.77</text:p>
          </table:table-cell>
          <table:table-cell table:formula="of:=([.B27]*5.73322)" office:value-type="float" office:value="388.5403194" calcext:value-type="float">
            <text:p>388.54</text:p>
          </table:table-cell>
          <table:table-cell table:formula="of:=([.$C27]-MEDIAN([.$C$2:.$C$51])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!WR</text:p>
          </table:table-cell>
          <table:table-cell office:value-type="float" office:value="67.77" calcext:value-type="float">
            <text:p>67.77</text:p>
          </table:table-cell>
          <table:table-cell table:formula="of:=([.B28]*5.73322)" office:value-type="float" office:value="388.5403194" calcext:value-type="float">
            <text:p>388.54</text:p>
          </table:table-cell>
          <table:table-cell table:formula="of:=([.$C28]-MEDIAN([.$C$2:.$C$51])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67.77" calcext:value-type="float">
            <text:p>67.77</text:p>
          </table:table-cell>
          <table:table-cell table:formula="of:=([.B29]*5.73322)" office:value-type="float" office:value="388.5403194" calcext:value-type="float">
            <text:p>388.54</text:p>
          </table:table-cell>
          <table:table-cell table:formula="of:=([.$C29]-MEDIAN([.$C$2:.$C$51]))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8</text:p>
          </table:table-cell>
          <table:table-cell office:value-type="float" office:value="67.89" calcext:value-type="float">
            <text:p>67.89</text:p>
          </table:table-cell>
          <table:table-cell table:formula="of:=([.B30]*5.73322)" office:value-type="float" office:value="389.2283058" calcext:value-type="float">
            <text:p>389.23</text:p>
          </table:table-cell>
          <table:table-cell table:formula="of:=([.$C30]-MEDIAN([.$C$2:.$C$51]))" office:value-type="float" office:value="0.687986400000057" calcext:value-type="float">
            <text:p>0.69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office:value-type="float" office:value="68.03" calcext:value-type="float">
            <text:p>68.03</text:p>
          </table:table-cell>
          <table:table-cell table:formula="of:=([.B31]*5.73322)" office:value-type="float" office:value="390.0309566" calcext:value-type="float">
            <text:p>390.03</text:p>
          </table:table-cell>
          <table:table-cell table:formula="of:=([.$C31]-MEDIAN([.$C$2:.$C$51]))" office:value-type="float" office:value="1.49063720000004" calcext:value-type="float">
            <text:p>1.49</text:p>
          </table:table-cell>
        </table:table-row>
        <table:table-row table:style-name="ro1">
          <table:table-cell office:value-type="string" calcext:value-type="string">
            <text:p>!V6</text:p>
          </table:table-cell>
          <table:table-cell office:value-type="float" office:value="68.42" calcext:value-type="float">
            <text:p>68.42</text:p>
          </table:table-cell>
          <table:table-cell table:formula="of:=([.B32]*5.73322)" office:value-type="float" office:value="392.2669124" calcext:value-type="float">
            <text:p>392.27</text:p>
          </table:table-cell>
          <table:table-cell table:formula="of:=([.$C32]-MEDIAN([.$C$2:.$C$51]))" office:value-type="float" office:value="3.72659300000004" calcext:value-type="float">
            <text:p>3.73</text:p>
          </table:table-cell>
        </table:table-row>
        <table:table-row table:style-name="ro1">
          <table:table-cell office:value-type="string" calcext:value-type="string">
            <text:p>A17</text:p>
          </table:table-cell>
          <table:table-cell office:value-type="float" office:value="68.56" calcext:value-type="float">
            <text:p>68.56</text:p>
          </table:table-cell>
          <table:table-cell table:formula="of:=([.B33]*5.73322)" office:value-type="float" office:value="393.0695632" calcext:value-type="float">
            <text:p>393.07</text:p>
          </table:table-cell>
          <table:table-cell table:formula="of:=([.$C33]-MEDIAN([.$C$2:.$C$51]))" office:value-type="float" office:value="4.52924380000002" calcext:value-type="float">
            <text:p>4.53</text:p>
          </table:table-cell>
        </table:table-row>
        <table:table-row table:style-name="ro1">
          <table:table-cell office:value-type="string" calcext:value-type="string">
            <text:p>A16</text:p>
          </table:table-cell>
          <table:table-cell office:value-type="float" office:value="68.7" calcext:value-type="float">
            <text:p>68.7</text:p>
          </table:table-cell>
          <table:table-cell table:formula="of:=([.B34]*5.73322)" office:value-type="float" office:value="393.872214" calcext:value-type="float">
            <text:p>393.87</text:p>
          </table:table-cell>
          <table:table-cell table:formula="of:=([.$C34]-MEDIAN([.$C$2:.$C$51]))" office:value-type="float" office:value="5.33189460000006" calcext:value-type="float">
            <text:p>5.33</text:p>
          </table:table-cell>
        </table:table-row>
        <table:table-row table:style-name="ro1">
          <table:table-cell office:value-type="string" calcext:value-type="string">
            <text:p>!INH</text:p>
          </table:table-cell>
          <table:table-cell office:value-type="float" office:value="69.52" calcext:value-type="float">
            <text:p>69.52</text:p>
          </table:table-cell>
          <table:table-cell table:formula="of:=([.B35]*5.73322)" office:value-type="float" office:value="398.5734544" calcext:value-type="float">
            <text:p>398.57</text:p>
          </table:table-cell>
          <table:table-cell table:formula="of:=([.$C35]-MEDIAN([.$C$2:.$C$51]))" office:value-type="float" office:value="10.033135" calcext:value-type="float">
            <text:p>10.03</text:p>
          </table:table-cell>
        </table:table-row>
        <table:table-row table:style-name="ro1">
          <table:table-cell office:value-type="string" calcext:value-type="string">
            <text:p>!V5</text:p>
          </table:table-cell>
          <table:table-cell office:value-type="float" office:value="70.85" calcext:value-type="float">
            <text:p>70.85</text:p>
          </table:table-cell>
          <table:table-cell table:formula="of:=([.B36]*5.73322)" office:value-type="float" office:value="406.198637" calcext:value-type="float">
            <text:p>406.20</text:p>
          </table:table-cell>
          <table:table-cell table:formula="of:=([.$C36]-MEDIAN([.$C$2:.$C$51]))" office:value-type="float" office:value="17.6583176" calcext:value-type="float">
            <text:p>17.66</text:p>
          </table:table-cell>
        </table:table-row>
        <table:table-row table:style-name="ro1">
          <table:table-cell office:value-type="string" calcext:value-type="string">
            <text:p>!WAIT</text:p>
          </table:table-cell>
          <table:table-cell office:value-type="float" office:value="71.57" calcext:value-type="float">
            <text:p>71.57</text:p>
          </table:table-cell>
          <table:table-cell table:formula="of:=([.B37]*5.73322)" office:value-type="float" office:value="410.3265554" calcext:value-type="float">
            <text:p>410.33</text:p>
          </table:table-cell>
          <table:table-cell table:formula="of:=([.$C37]-MEDIAN([.$C$2:.$C$51]))" office:value-type="float" office:value="21.786236" calcext:value-type="float">
            <text:p>21.79</text:p>
          </table:table-cell>
        </table:table-row>
        <table:table-row table:style-name="ro1">
          <table:table-cell office:value-type="string" calcext:value-type="string">
            <text:p>!V4</text:p>
          </table:table-cell>
          <table:table-cell office:value-type="float" office:value="72.23" calcext:value-type="float">
            <text:p>72.23</text:p>
          </table:table-cell>
          <table:table-cell table:formula="of:=([.B38]*5.73322)" office:value-type="float" office:value="414.1104806" calcext:value-type="float">
            <text:p>414.11</text:p>
          </table:table-cell>
          <table:table-cell table:formula="of:=([.$C38]-MEDIAN([.$C$2:.$C$51]))" office:value-type="float" office:value="25.5701612" calcext:value-type="float">
            <text:p>25.57</text:p>
          </table:table-cell>
        </table:table-row>
        <table:table-row table:style-name="ro1">
          <table:table-cell office:value-type="string" calcext:value-type="string">
            <text:p>!IOSEL</text:p>
          </table:table-cell>
          <table:table-cell office:value-type="float" office:value="72.54" calcext:value-type="float">
            <text:p>72.54</text:p>
          </table:table-cell>
          <table:table-cell table:formula="of:=([.B39]*5.73322)" office:value-type="float" office:value="415.8877788" calcext:value-type="float">
            <text:p>415.89</text:p>
          </table:table-cell>
          <table:table-cell table:formula="of:=([.$C39]-MEDIAN([.$C$2:.$C$51]))" office:value-type="float" office:value="27.3474594" calcext:value-type="float">
            <text:p>27.35</text:p>
          </table:table-cell>
        </table:table-row>
        <table:table-row table:style-name="ro1">
          <table:table-cell office:value-type="string" calcext:value-type="string">
            <text:p>!FETCH</text:p>
          </table:table-cell>
          <table:table-cell office:value-type="float" office:value="74.38" calcext:value-type="float">
            <text:p>74.38</text:p>
          </table:table-cell>
          <table:table-cell table:formula="of:=([.B40]*5.73322)" office:value-type="float" office:value="426.4369036" calcext:value-type="float">
            <text:p>426.44</text:p>
          </table:table-cell>
          <table:table-cell table:formula="of:=([.$C40]-MEDIAN([.$C$2:.$C$51]))" office:value-type="float" office:value="37.8965842" calcext:value-type="float">
            <text:p>37.90</text:p>
          </table:table-cell>
        </table:table-row>
        <table:table-row table:style-name="ro1">
          <table:table-cell office:value-type="string" calcext:value-type="string">
            <text:p>!V3</text:p>
          </table:table-cell>
          <table:table-cell office:value-type="float" office:value="74.66" calcext:value-type="float">
            <text:p>74.66</text:p>
          </table:table-cell>
          <table:table-cell table:formula="of:=([.B41]*5.73322)" office:value-type="float" office:value="428.0422052" calcext:value-type="float">
            <text:p>428.04</text:p>
          </table:table-cell>
          <table:table-cell table:formula="of:=([.$C41]-MEDIAN([.$C$2:.$C$51]))" office:value-type="float" office:value="39.5018858" calcext:value-type="float">
            <text:p>39.50</text:p>
          </table:table-cell>
        </table:table-row>
        <table:table-row table:style-name="ro1">
          <table:table-cell office:value-type="string" calcext:value-type="string">
            <text:p>!V2</text:p>
          </table:table-cell>
          <table:table-cell office:value-type="float" office:value="76.04" calcext:value-type="float">
            <text:p>76.04</text:p>
          </table:table-cell>
          <table:table-cell table:formula="of:=([.B42]*5.73322)" office:value-type="float" office:value="435.9540488" calcext:value-type="float">
            <text:p>435.95</text:p>
          </table:table-cell>
          <table:table-cell table:formula="of:=([.$C42]-MEDIAN([.$C$2:.$C$51]))" office:value-type="float" office:value="47.4137294000001" calcext:value-type="float">
            <text:p>47.41</text:p>
          </table:table-cell>
        </table:table-row>
        <table:table-row table:style-name="ro1">
          <table:table-cell office:value-type="string" calcext:value-type="string">
            <text:p>!V1</text:p>
          </table:table-cell>
          <table:table-cell office:value-type="float" office:value="78.47" calcext:value-type="float">
            <text:p>78.47</text:p>
          </table:table-cell>
          <table:table-cell table:formula="of:=([.B43]*5.73322)" office:value-type="float" office:value="449.8857734" calcext:value-type="float">
            <text:p>449.89</text:p>
          </table:table-cell>
          <table:table-cell table:formula="of:=([.$C43]-MEDIAN([.$C$2:.$C$51]))" office:value-type="float" office:value="61.345454" calcext:value-type="float">
            <text:p>61.35</text:p>
          </table:table-cell>
        </table:table-row>
        <table:table-row table:style-name="ro1">
          <table:table-cell office:value-type="string" calcext:value-type="string">
            <text:p>!V0</text:p>
          </table:table-cell>
          <table:table-cell office:value-type="float" office:value="79.85" calcext:value-type="float">
            <text:p>79.85</text:p>
          </table:table-cell>
          <table:table-cell table:formula="of:=([.B44]*5.73322)" office:value-type="float" office:value="457.797617" calcext:value-type="float">
            <text:p>457.80</text:p>
          </table:table-cell>
          <table:table-cell table:formula="of:=([.$C44]-MEDIAN([.$C$2:.$C$51]))" office:value-type="float" office:value="69.2572976" calcext:value-type="float">
            <text:p>69.26</text:p>
          </table:table-cell>
        </table:table-row>
        <table:table-row table:style-name="ro1">
          <table:table-cell office:value-type="string" calcext:value-type="string">
            <text:p>!SINT</text:p>
          </table:table-cell>
          <table:table-cell office:value-type="float" office:value="81.23" calcext:value-type="float">
            <text:p>81.23</text:p>
          </table:table-cell>
          <table:table-cell table:formula="of:=([.B45]*5.73322)" office:value-type="float" office:value="465.7094606" calcext:value-type="float">
            <text:p>465.71</text:p>
          </table:table-cell>
          <table:table-cell table:formula="of:=([.$C45]-MEDIAN([.$C$2:.$C$51]))" office:value-type="float" office:value="77.1691412000001" calcext:value-type="float">
            <text:p>77.17</text:p>
          </table:table-cell>
        </table:table-row>
        <table:table-row table:style-name="ro1">
          <table:table-cell office:value-type="string" calcext:value-type="string">
            <text:p>CLK</text:p>
          </table:table-cell>
          <table:table-cell office:value-type="float" office:value="87.07" calcext:value-type="float">
            <text:p>87.07</text:p>
          </table:table-cell>
          <table:table-cell table:formula="of:=([.B46]*5.73322)" office:value-type="float" office:value="499.1914654" calcext:value-type="float">
            <text:p>499.19</text:p>
          </table:table-cell>
          <table:table-cell table:formula="of:=([.$C46]-MEDIAN([.$C$2:.$C$51]))" office:value-type="float" office:value="110.651146" calcext:value-type="float">
            <text:p>110.65</text:p>
          </table:table-cell>
        </table:table-row>
        <table:table-row table:style-name="ro1">
          <table:table-cell office:value-type="string" calcext:value-type="string">
            <text:p>!HALT</text:p>
          </table:table-cell>
          <table:table-cell office:value-type="float" office:value="90.02" calcext:value-type="float">
            <text:p>90.02</text:p>
          </table:table-cell>
          <table:table-cell table:formula="of:=([.B47]*5.73322)" office:value-type="float" office:value="516.1044644" calcext:value-type="float">
            <text:p>516.10</text:p>
          </table:table-cell>
          <table:table-cell table:formula="of:=([.$C47]-MEDIAN([.$C$2:.$C$51]))" office:value-type="float" office:value="127.564145" calcext:value-type="float">
            <text:p>127.56</text:p>
          </table:table-cell>
        </table:table-row>
        <table:table-row table:style-name="ro1">
          <table:table-cell office:value-type="string" calcext:value-type="string">
            <text:p>!BUSAK</text:p>
          </table:table-cell>
          <table:table-cell office:value-type="float" office:value="93.51" calcext:value-type="float">
            <text:p>93.51</text:p>
          </table:table-cell>
          <table:table-cell table:formula="of:=([.B48]*5.73322)" office:value-type="float" office:value="536.1134022" calcext:value-type="float">
            <text:p>536.11</text:p>
          </table:table-cell>
          <table:table-cell table:formula="of:=([.$C48]-MEDIAN([.$C$2:.$C$51]))" office:value-type="float" office:value="147.5730828" calcext:value-type="float">
            <text:p>147.57</text:p>
          </table:table-cell>
        </table:table-row>
        <table:table-row table:style-name="ro1">
          <table:table-cell office:value-type="string" calcext:value-type="string">
            <text:p>!BUSRQ</text:p>
          </table:table-cell>
          <table:table-cell office:value-type="float" office:value="94.89" calcext:value-type="float">
            <text:p>94.89</text:p>
          </table:table-cell>
          <table:table-cell table:formula="of:=([.B49]*5.73322)" office:value-type="float" office:value="544.0252458" calcext:value-type="float">
            <text:p>544.03</text:p>
          </table:table-cell>
          <table:table-cell table:formula="of:=([.$C49]-MEDIAN([.$C$2:.$C$51]))" office:value-type="float" office:value="155.4849264" calcext:value-type="float">
            <text:p>155.48</text:p>
          </table:table-cell>
        </table:table-row>
        <table:table-row table:style-name="ro1">
          <table:table-cell office:value-type="string" calcext:value-type="string">
            <text:p>!CSX</text:p>
          </table:table-cell>
          <table:table-cell office:value-type="float" office:value="97.32" calcext:value-type="float">
            <text:p>97.32</text:p>
          </table:table-cell>
          <table:table-cell table:formula="of:=([.B50]*5.73322)" office:value-type="float" office:value="557.9569704" calcext:value-type="float">
            <text:p>557.96</text:p>
          </table:table-cell>
          <table:table-cell table:formula="of:=([.$C50]-MEDIAN([.$C$2:.$C$51]))" office:value-type="float" office:value="169.416651" calcext:value-type="float">
            <text:p>169.42</text:p>
          </table:table-cell>
        </table:table-row>
        <table:table-row table:style-name="ro1">
          <table:table-cell office:value-type="string" calcext:value-type="string">
            <text:p>!RST</text:p>
          </table:table-cell>
          <table:table-cell office:value-type="float" office:value="98.7" calcext:value-type="float">
            <text:p>98.7</text:p>
          </table:table-cell>
          <table:table-cell table:formula="of:=([.B51]*5.73322)" office:value-type="float" office:value="565.868814" calcext:value-type="float">
            <text:p>565.87</text:p>
          </table:table-cell>
          <table:table-cell table:formula="of:=([.$C51]-MEDIAN([.$C$2:.$C$51]))" office:value-type="float" office:value="177.3284946" calcext:value-type="float">
            <text:p>177.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4T10:41:02.390968073</dc:date>
    <meta:editing-duration>PT7M58S</meta:editing-duration>
    <meta:editing-cycles>1</meta:editing-cycles>
    <meta:document-statistic meta:table-count="1" meta:cell-count="204" meta:object-count="0"/>
    <meta:generator>LibreOffice/7.3.7.2$Linux_X86_64 LibreOffice_project/30$Build-2</meta:generator>
  </office:meta>
</office:document-meta>
</file>